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fo:margin-left="-0.097cm" fo:margin-top="0cm" fo:margin-bottom="0cm" table:align="left" style:writing-mode="lr-tb"/>
    </style:style>
    <style:style style:name="Table1.A" style:family="table-column">
      <style:table-column-properties style:column-width="1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97cm" fo:border="0.009cm solid #000001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start" style:justify-single-word="false" style:page-number="auto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Courier New"/>
    </style:style>
    <style:style style:name="T1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the super sensitive, confidential document that was affected by the ransomware. Congratulations on the bruteforce!</text:p>
      <text:p text:style-name="P1"/>
      <text:p text:style-name="P1">You can paste your bruteforce script in the box below: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1">'''<text:line-break/>Forage AIG Cybersecurity Program<text:line-break/>Bruteforce starter template<text:line-break/>'''<text:line-break/><text:line-break/>from zipfile import ZipFile<text:line-break/>from zipfile import BadZipFile<text:line-break/># Use a method to attempt to extract the zip file with a given password<text:line-break/># def attempt_extract(zf_handle, password):<text:line-break/># <text:s text:c="4"/><text:line-break/>#<text:line-break/>#<text:line-break/><text:line-break/>def main():<text:line-break/> <text:s text:c="3"/>print("[+] Beginning bruteforce ")<text:line-break/> <text:s text:c="3"/>with ZipFile('enc.zip') as zf:<text:line-break/> <text:s text:c="7"/>with open('rockyou.txt', 'rb') as f:<text:line-break/> <text:s text:c="11"/># Write your logic here...<text:line-break/> <text:s text:c="11"/># Iterate through password entries in rockyou.txt<text:line-break/> <text:s text:c="11"/>for i in f:<text:line-break/> <text:s text:c="11"/># Attempt to extract the zip file using each password<text:line-break/> <text:s text:c="15"/>i = i.replace(b'\n',b'')<text:line-break/> <text:s text:c="15"/>print("Trying pass : {}".format(i))<text:line-break/> <text:s text:c="15"/>try:<text:line-break/> <text:s text:c="19"/>zf.extractall(path='./',pwd=i)<text:line-break/> <text:s text:c="19"/>print("Password is : {}".format(i))<text:line-break/> <text:s text:c="19"/>exit()<text:line-break/> <text:s text:c="11"/># Handle correct password extract versus incorrect password attempt)<text:line-break/> <text:s text:c="15"/>except BadZipFile:<text:line-break/> <text:s text:c="19"/># continue<text:line-break/> <text:s text:c="19"/>print("Error: Invalid Zip file") <text:line-break/> <text:s text:c="15"/>except RuntimeError as e: <text:line-break/> <text:s text:c="19"/># continue<text:line-break/> <text:s text:c="19"/>print(f"RuntimeError: {e}") <text:line-break/> <text:s text:c="15"/>except Exception as e: <text:line-break/> <text:s text:c="19"/># continue<text:line-break/> <text:s text:c="19"/>print(f"An unexpected error occurred: {e}")<text:line-break/> <text:s text:c="11"/>print("[+] Password not found in list")<text:line-break/><text:line-break/>if __name__ == "__main__":<text:line-break/> <text:s text:c="3"/>main()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style:font-name="Liberation Serif" fo:font-size="12pt" fo:language="en" fo:country="AU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2T23:30:59</meta:creation-date>
    <dc:language>en-AU</dc:language>
    <dc:date>2025-01-01T17:33:41.66</dc:date>
    <meta:editing-cycles>1</meta:editing-cycles>
    <meta:editing-duration>PT1S</meta:editing-duration>
    <meta:generator>OpenOffice/4.1.14$Win32 OpenOffice.org_project/4114m1$Build-9811</meta:generator>
    <meta:document-statistic meta:table-count="1" meta:image-count="0" meta:object-count="0" meta:page-count="1" meta:paragraph-count="3" meta:word-count="168" meta:character-count="1552"/>
    <dc:creator>Aman Maruya</dc:creator>
    <meta:user-defined meta:name="AppVersion">15.0000</meta:user-defined>
  </office:meta>
</office:document-meta>
</file>